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3-0136 <text:s text:c="28"/>13/03/2015</text:p>
      <text:p text:style-name="P12"><text:s text:c="6"/>Luis Felipe Gutierrez López</text:p>
      <text:p text:style-name="P13"><text:s text:c="7"/>Colonia y Avenida Vista Hermosa #2, San Salvador. <text:s text:c="3"/></text:p>
      <text:p text:style-name="P14"><text:s text:c="11"/>San Salvador <text:s text:c="13"/>0614-130474-109-5 <text:s text:c="28"/>168020-0</text:p>
      <text:p text:style-name="P14"><text:s text:c="41"/>Consultoría Empresarial Financiera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Renovación de dominio SIECONSULTORES.COM por un año<text:line-break/>(De 05/05/2015 a 04/05/2016)</text:span><text:tab/> <text:s text:c="33"/><text:span text:style-name="T3">$ 15.95 <text:s text:c="23"/>$ 15.9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5.95 </text:p>
      <text:p text:style-name="P18">18.02 <text:s text:c="82"/><text:span text:style-name="T5">$ </text:span>2.07</text:p>
      <text:p text:style-name="P16"><text:span text:style-name="T1"><text:s text:c="19"/></text:span><text:s text:c="69"/><text:span text:style-name="T5">$</text:span> <text:span text:style-name="T1">18.02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18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